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shMap.HashMap( int initialCapacity , float loadF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Map.HashMap( Map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Map.HashMap( int initial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Map.get( Object key , Object _defau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ashMap.Hash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